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01899" officeooo:paragraph-rsid="00101899"/>
    </style:style>
    <style:style style:name="P2" style:family="paragraph" style:parent-style-name="Standard">
      <style:paragraph-properties fo:text-align="start" style:justify-single-word="false"/>
      <style:text-properties officeooo:rsid="00101899" officeooo:paragraph-rsid="00101899"/>
    </style:style>
    <style:style style:name="P3" style:family="paragraph" style:parent-style-name="Standard">
      <style:paragraph-properties fo:text-align="start" style:justify-single-word="false"/>
      <style:text-properties officeooo:paragraph-rsid="00101899"/>
    </style:style>
    <style:style style:name="P4" style:family="paragraph" style:parent-style-name="Standard">
      <style:paragraph-properties fo:text-align="start" style:justify-single-word="false"/>
      <style:text-properties fo:font-weight="bold" officeooo:rsid="00101899" officeooo:paragraph-rsid="0010189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0ff5e" officeooo:paragraph-rsid="0010ff5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280b9" officeooo:paragraph-rsid="001280b9" style:font-weight-asian="bold" style:font-weight-complex="bold"/>
    </style:style>
    <style:style style:name="T1" style:family="text">
      <style:text-properties officeooo:rsid="001018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ff5e" style:font-weight-asian="normal" style:font-weight-complex="normal"/>
    </style:style>
    <style:style style:name="T5" style:family="text">
      <style:text-properties fo:font-weight="normal" officeooo:rsid="0011087a" style:font-weight-asian="normal" style:font-weight-complex="normal"/>
    </style:style>
    <style:style style:name="T6" style:family="text">
      <style:text-properties fo:font-weight="normal" officeooo:rsid="001280b9" style:font-weight-asian="normal" style:font-weight-complex="normal"/>
    </style:style>
    <style:style style:name="T7" style:family="text">
      <style:text-properties fo:font-weight="normal" officeooo:rsid="00151e84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e : 11/09/2019</text:p>
      <text:p text:style-name="P1"/>
      <text:p text:style-name="P1"/>
      <text:p text:style-name="P2"><text:span text:style-name="T2">To</text:span>,</text:p>
      <text:p text:style-name="P2">The Principal,</text:p>
      <text:p text:style-name="P2">Pune Institute of Computer Technology,</text:p>
      <text:p text:style-name="P3"><text:span text:style-name="T1">Pune – </text:span>411043</text:p>
      <text:p text:style-name="P4">Through – HOD,IT </text:p>
      <text:p text:style-name="P2"/>
      <text:p text:style-name="P2"/>
      <text:p text:style-name="P2"><text:span text:style-name="T2">Subject : </text:span><text:span text:style-name="T3">Request for permission to attend the </text:span><text:span text:style-name="T4">Artificial Intelligence workshop at IIT Bombay.</text:span></text:p>
      <text:p text:style-name="P2"><text:span text:style-name="T4"/></text:p>
      <text:p text:style-name="P2"><text:span text:style-name="T4"/></text:p>
      <text:p text:style-name="P5">Respected sir,</text:p>
      <text:p text:style-name="P5"/>
      <text:p text:style-name="P5"><text:span text:style-name="T3"><text:tab/></text:span><text:span text:style-name="T5">An Artificial Intelligence workshop is being arranged at IIT Bombay, as a part of their annual TechFest </text:span><text:span text:style-name="T7">from 22/09/19 to 26/09/19</text:span><text:span text:style-name="T5">. I have written this letter to request you to please grant me the permission to attend this workshop.</text:span></text:p>
      <text:p text:style-name="P5"><text:span text:style-name="T5"><text:tab/>As i am currently working on a project in this domain, it would be very beneficial for me to attend this workshop. Also, the participation certificate from IIT Bombay would be an asset for my resume.</text:span></text:p>
      <text:p text:style-name="P5"><text:span text:style-name="T5"/></text:p>
      <text:p text:style-name="P5"><text:span text:style-name="T5"><text:tab/></text:span><text:span text:style-name="T6">Looking forward for your approval. Thanking you in anticipation.</text:span></text:p>
      <text:p text:style-name="P5"><text:span text:style-name="T6"/></text:p>
      <text:p text:style-name="P6"><text:span text:style-name="T3">Regards,</text:span></text:p>
      <text:p text:style-name="P6"><text:span text:style-name="T3">Yours faithfully,</text:span></text:p>
      <text:p text:style-name="P6"><text:span text:style-name="T3"/></text:p>
      <text:p text:style-name="P6"><text:span text:style-name="T3"/></text:p>
      <text:p text:style-name="P6">Prathamesh Shiralkar</text:p>
      <text:p text:style-name="P6">(11/09/2019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9:24:42.059384697</meta:creation-date>
    <dc:date>2019-09-11T10:49:32.973171012</dc:date>
    <meta:editing-duration>PT54M1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21" meta:character-count="764" meta:non-whitespace-character-count="652"/>
  </office:meta>
</office:document-meta>
</file>